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000000780CB3665564517CDD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499cm" svg:height="27.332cm" draw:transform="rotate (1.5707963267949) translate (1.3cm 20.795cm)">
          <draw:image xlink:href="Pictures/10000000000005A000000780CB3665564517CDD2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6:32:53.925217222</meta:creation-date>
    <dc:date>2021-06-06T16:37:31.425631309</dc:date>
    <meta:editing-duration>PT4M38S</meta:editing-duration>
    <meta:editing-cycles>1</meta:editing-cycles>
    <meta:generator>LibreOffice/6.4.6.2$Linux_X86_64 LibreOffice_project/40$Build-2</meta:generator>
    <meta:document-statistic meta:object-count="1"/>
  </office:meta>
</office:document-meta>
</file>